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fo:background-color="transparent" style:font-size-asian="12pt" style:font-size-complex="12pt"/>
    </style:style>
    <style:style style:name="P32"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3"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9"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6"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7" style:family="paragraph" style:parent-style-name="Standard" style:list-style-name="L16">
      <style:paragraph-properties fo:text-align="start" style:justify-single-word="false"/>
      <style:text-properties style:use-window-font-color="true"/>
    </style:style>
    <style:style style:name="P68"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555022770" text:style-name="L1">
        <text:list-item>
          <text:p text:style-name="P33">email (VARCHAR, UNIQUE, NOT NULL – used to univoquely identify the user)</text:p>
        </text:list-item>
        <text:list-item>
          <text:p text:style-name="P33">name (VARCHAR, NOT NULL)</text:p>
        </text:list-item>
        <text:list-item>
          <text:p text:style-name="P33">surname (VARCHAR, NOT NULL)</text:p>
        </text:list-item>
        <text:list-item>
          <text:p text:style-name="P59"><text:span text:style-name="T3">school (VARCHAR, NOT NULL – the name of the school of the user) </text:span><text:span text:style-name="T5">(this field might be modified depending on specific buyers' requirements)</text:span></text:p>
        </text:list-item>
        <text:list-item>
          <text:p text:style-name="P33">school_level_id (INTEGER, FK, NOT NULL – refers to table school_levels (2): a user refers to only one level of teaching, such as 'primary school', 'secondary school', etc)</text:p>
        </text:list-item>
        <text:list-item>
          <text:p text:style-name="P33">location_id (INTEGER, FK, NOT NULL – refers to table locations (5))</text:p>
        </text:list-item>
        <text:list-item>
          <text:p text:style-name="P33">password_hash (VARCHAR – used for encrypting the password)</text:p>
        </text:list-item>
        <text:list-item>
          <text:p text:style-name="P33">password_salt (VARCHAR – used for encrypting the password)</text:p>
        </text:list-item>
        <text:list-item>
          <text:p text:style-name="P68">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1618635984" text:style-name="L2">
        <text:list-item>
          <text:p text:style-name="P34">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2"/>
      <text:p text:style-name="P1"><text:span text:style-name="T3">Table </text:span><text:span text:style-name="T2">subjects (3)</text:span><text:span text:style-name="T3"> (subjects associated to users or to lessons):</text:span></text:p>
      <text:list xml:id="list1774504305" text:style-name="L3">
        <text:list-item>
          <text:p text:style-name="P35">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1951260989" text:style-name="L4">
        <text:list-item>
          <text:p text:style-name="P36">user_id (INTEGER, FK, NOT NULL)</text:p>
        </text:list-item>
        <text:list-item>
          <text:p text:style-name="P36">subject_id (INTEGER, FK, NOT NULL)</text:p>
        </text:list-item>
        <text:list-item>
          <text:p text:style-name="P69">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438271804" text:style-name="L5">
        <text:list-item>
          <text:p text:style-name="P37">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1829008248" text:style-name="L6">
        <text:list-item>
          <text:p text:style-name="P38">user_id (INTEGER, FK, NOT NULL, it represents the user who loaded or created this element)</text:p>
        </text:list-item>
        <text:list-item>
          <text:p text:style-name="P38">title (VARCHAR, NOT NULL)</text:p>
        </text:list-item>
        <text:list-item>
          <text:p text:style-name="P38">description (TEXT, NOT NULL)</text:p>
        </text:list-item>
        <text:list-item>
          <text:p text:style-name="P38">duration (INTEGER – it is used only for audio and videos, can be null for images)</text:p>
        </text:list-item>
        <text:list-item>
          <text:p text:style-name="P38">sti_type (VARCHAR, NOT NULL – single table inheritance field: it is the name of the submodel associated in Rails)</text:p>
        </text:list-item>
        <text:list-item>
          <text:p text:style-name="P38">public (BOOLEAN, NOT NULL, DEFAULT FALSE – if public the element can be seen and used by anyone)</text:p>
        </text:list-item>
        <text:list-item>
          <text:p text:style-name="P38">publication_date (TIMESTAMP – the time in which the media element has been published; null if still private)</text:p>
        </text:list-item>
        <text:list-item>
          <text:p text:style-name="P70">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2153701558" text:style-name="L7">
        <text:list-item>
          <text:p text:style-name="P39">lesson_id (INTEGER, FK, NOT NULL – refers to table lessons (9))</text:p>
        </text:list-item>
        <text:list-item>
          <text:p text:style-name="P39">title (TEXT – may be null)</text:p>
        </text:list-item>
        <text:list-item>
          <text:p text:style-name="P39">text (TEXT – may be null)</text:p>
        </text:list-item>
        <text:list-item>
          <text:p text:style-name="P39">position (INTEGER, NOT NULL, UNIQUE WITH lesson_id – represents the position of the slide inside the lesson)</text:p>
        </text:list-item>
        <text:list-item>
          <text:p text:style-name="P39">kind (ENUM ['cover', 'text', 'image1', 'image2', 'image3', 'audio1', 'audio2', 'video1', 'video2'] – represents the type of the slide)</text:p>
        </text:list-item>
      </text:list>
      <text:p text:style-name="P4"><text:soft-page-break/>slide types:</text:p>
      <text:list xml:id="list970354441" text:style-name="L8">
        <text:list-item>
          <text:p text:style-name="P60"><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0"><text:span text:style-name="T2">title</text:span><text:span text:style-name="T3">: only title in the center</text:span></text:p>
        </text:list-item>
        <text:list-item>
          <text:p text:style-name="P60"><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0"><text:span text:style-name="T2">image1</text:span><text:span text:style-name="T3">: a small text area and a small picture</text:span></text:p>
        </text:list-item>
        <text:list-item>
          <text:p text:style-name="P60"><text:span text:style-name="T2">image2</text:span><text:span text:style-name="T3">: two small pictures, without title</text:span></text:p>
        </text:list-item>
        <text:list-item>
          <text:p text:style-name="P60"><text:span text:style-name="T2">image3</text:span><text:span text:style-name="T3">: a big picture, without title</text:span></text:p>
        </text:list-item>
        <text:list-item>
          <text:p text:style-name="P60"><text:span text:style-name="T2">image4</text:span><text:span text:style-name="T3">: four pictures, without title</text:span></text:p>
        </text:list-item>
        <text:list-item>
          <text:p text:style-name="P60"><text:span text:style-name="T2">audio</text:span><text:span text:style-name="T3">: small text area and a small audio player</text:span></text:p>
        </text:list-item>
        <text:list-item>
          <text:p text:style-name="P60"><text:span text:style-name="T2">video1</text:span><text:span text:style-name="T3">: small text area and a small video player</text:span></text:p>
        </text:list-item>
        <text:list-item>
          <text:p text:style-name="P60"><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091985242" text:style-name="L9">
        <text:list-item>
          <text:p text:style-name="P40">media_element_id (INTEGER, FK, NOT NULL – refers to table media_elements (6))</text:p>
        </text:list-item>
        <text:list-item>
          <text:p text:style-name="P40">slide_id (INTEGER, FK, NOT NULL – refers to table slides (7))</text:p>
        </text:list-item>
        <text:list-item>
          <text:p text:style-name="P40">position (INTEGER, NOT NULL – it represents the position inside the slide)</text:p>
        </text:list-item>
        <text:list-item>
          <text:p text:style-name="P40">caption (TEXT – the caption, it is used only for images)</text:p>
        </text:list-item>
        <text:list-item>
          <text:p text:style-name="P40">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898114344" text:style-name="L10">
        <text:list-item>
          <text:p text:style-name="P41">user_id (INTEGER, FK, NOT NULL – refers to table users (1))</text:p>
        </text:list-item>
        <text:list-item>
          <text:p text:style-name="P41">subject_id (INTEGER, FK, NOT NULL – refers to table subjects (3))</text:p>
        </text:list-item>
        <text:list-item>
          <text:p text:style-name="P41">school_level_id (INTEGER, FK, NOT NULL – refers to table school_levels (2))</text:p>
        </text:list-item>
        <text:list-item>
          <text:p text:style-name="P41">title (VARCHAR, NOT NULL)</text:p>
        </text:list-item>
        <text:list-item>
          <text:p text:style-name="P41">description (TEXT, NOT NULL)</text:p>
        </text:list-item>
        <text:list-item>
          <text:p text:style-name="P41">public (BOOLEAN, NOT NULL, DEFAULT FALSE – if set to true anyone can see, link and copy the lesson)</text:p>
        </text:list-item>
        <text:list-item>
          <text:p text:style-name="P41">parent_id (INTEGER, FK – can be null, refers to table lessons (9) – this foreign key points to the lesson from which the current lesson has been copied)</text:p>
        </text:list-item>
        <text:list-item>
          <text:p text:style-name="P41">copied_not_modified (BOOLEAN, NOT NULL – set to true if the lesson has just been copied but still not modified)</text:p>
        </text:list-item>
        <text:list-item>
          <text:p text:style-name="P41">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554104643" text:style-name="L11">
        <text:list-item>
          <text:p text:style-name="P42"><text:soft-page-break/>user_id (INTEGER, FK, NOT NULL – user who likes)</text:p>
        </text:list-item>
        <text:list-item>
          <text:p text:style-name="P42">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565478313" text:continue-numbering="true" text:style-name="L11">
        <text:list-item>
          <text:p text:style-name="P42">user_id (INTEGER, FK, NOT NULL – user who likes)</text:p>
        </text:list-item>
        <text:list-item>
          <text:p text:style-name="P42">reportable_id (INTEGER, NOT NULL – reported object's id)</text:p>
        </text:list-item>
        <text:list-item>
          <text:p text:style-name="P42">reportable_type (ENUM ['MediaElement', 'Lesson'], NOT NULL, UNIQUE WITH reportable_id AND user_id – the reportable element)</text:p>
        </text:list-item>
        <text:list-item>
          <text:p text:style-name="P42">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160142358" text:continue-numbering="true" text:style-name="L11">
        <text:list-item>
          <text:p text:style-name="P42">user_id (INTEGER, FK, NOT NULL – user who likes)</text:p>
        </text:list-item>
        <text:list-item>
          <text:p text:style-name="P42">bookmarkable_id (INTEGER, NOT NULL – bookmarked object's id)</text:p>
        </text:list-item>
        <text:list-item>
          <text:p text:style-name="P42">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2070594670" text:style-name="L12">
        <text:list-item>
          <text:p text:style-name="P43">lesson_id (INTEGER, FK, NOT NULL – refers to table lessons (9))</text:p>
        </text:list-item>
        <text:list-item>
          <text:p text:style-name="P43">user_id (INTEGER, FK, NOT NULL – refers to table users (1))</text:p>
        </text:list-item>
        <text:list-item>
          <text:p text:style-name="P43">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797017504" text:continue-numbering="true" text:style-name="L12">
        <text:list-item>
          <text:p text:style-name="P43">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678788718" text:continue-list="list1160142358" text:style-name="L11">
        <text:list-item>
          <text:p text:style-name="P42">tag_id (INTEGER, FK, NOT NULL – relative tag)</text:p>
        </text:list-item>
        <text:list-item>
          <text:p text:style-name="P42">taggable_id (INTEGER, NOT NULL – tagged object's id)</text:p>
        </text:list-item>
        <text:list-item>
          <text:p text:style-name="P42">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695711519" text:continue-numbering="true" text:style-name="L11">
        <text:list-item>
          <text:p text:style-name="P42">user_id (INTEGER, FK, NOT NULL – relative tag)</text:p>
        </text:list-item>
        <text:list-item>
          <text:p text:style-name="P42"><text:soft-page-break/>message (TEXT, NOT NULL – message)</text:p>
        </text:list-item>
        <text:list-item>
          <text:p text:style-name="P42">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630866152" text:style-name="L13">
        <text:list-item>
          <text:p text:style-name="P61"><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1"><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97441821" text:style-name="L14">
        <text:list-item>
          <text:p text:style-name="P62"><text:span text:style-name="T15">if an item is </text:span><text:span text:style-name="T12">private</text:span><text:span text:style-name="T14"> </text:span><text:span text:style-name="T15">it can be seen only by its owner</text:span></text:p>
        </text:list-item>
        <text:list-item>
          <text:p text:style-name="P62"><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90645640" text:style-name="L15">
        <text:list-item>
          <text:p text:style-name="P63"><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3"><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1138627417" text:style-name="L16">
        <text:list-item>
          <text:p text:style-name="P67"><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7"><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1"><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1"><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1"><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1"><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1968360823" text:style-name="L17">
        <text:list-item>
          <text:p text:style-name="P44">a list of active record objects representing lessons</text:p>
        </text:list-item>
        <text:list-item>
          <text:p text:style-name="P44">the extracting action who called the view</text:p>
        </text:list-item>
      </text:list>
      <text:p text:style-name="P3"/>
      <text:p text:style-name="P1"><text:span text:style-name="T22">The view is organized as follows</text:span><text:span text:style-name="T3">:</text:span></text:p>
      <text:list xml:id="list1346565530" text:style-name="L18">
        <text:list-item>
          <text:p text:style-name="P45">buttons to order the lessons according to their parameters (except for the suggested lessons)</text:p>
        </text:list-item>
        <text:list-item>
          <text:p text:style-name="P64"><text:span text:style-name="T3">for each lesson in the set, it is shown the single lesson partial, which receives as parameter </text:span><text:span text:style-name="T3">the </text:span><text:span text:style-name="T2">visible lesson state</text:span></text:p>
        </text:list-item>
        <text:list-item>
          <text:p text:style-name="P45">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167739301" text:style-name="L19">
        <text:list-item>
          <text:p text:style-name="P46">preview + edit + publish + virtual classroom + destroy + copy</text:p>
        </text:list-item>
        <text:list-item>
          <text:p text:style-name="P46">preview + edit + destroy + a special color state (grey)</text:p>
        </text:list-item>
        <text:list-item>
          <text:p text:style-name="P46">preview + virtual classroom + remove + copy + like + report</text:p>
        </text:list-item>
        <text:list-item>
          <text:p text:style-name="P46">preview + like + add + report</text:p>
        </text:list-item>
        <text:list-item>
          <text:p text:style-name="P46">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426835201" text:style-name="L20">
        <text:list-item>
          <text:p text:style-name="P58">preview<text:span text:style-name="T1">: opens a pop up with shadow, which contains the lesson viewer;</text:span></text:p>
        </text:list-item>
        <text:list-item>
          <text:p text:style-name="P58">add<text:span text:style-name="T1">: creates a bookmark;</text:span></text:p>
        </text:list-item>
        <text:list-item>
          <text:p text:style-name="P58">remove<text:span text:style-name="T1">: deletes the lesson from the list, deletes the bookmark and every line of virtual_classroom_lessons;</text:span></text:p>
        </text:list-item>
        <text:list-item>
          <text:p text:style-name="P58">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58">publish<text:span text:style-name="T1">: saves the lesson as public (you have to confirm that you want the lesson and all its elements to be public);</text:span></text:p>
        </text:list-item>
        <text:list-item>
          <text:p text:style-name="P58">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8">virtual classroom<text:span text:style-name="T1">: it is a on/off button; it just add / removes elements of </text:span><text:span text:style-name="T1">virtual_classroom_lessons;</text:span></text:p>
        </text:list-item>
        <text:list-item>
          <text:p text:style-name="P58">delete<text:span text:style-name="T1">: same behavior of 'edit', it must send notifications to who is using this lesson, and then delete all bookmarks and virtual classroom elements (it must also ask for confirmation);</text:span></text:p>
        </text:list-item>
        <text:list-item>
          <text:p text:style-name="P58">like<text:span text:style-name="T1">: on/off button, creates and deletes rows from the table likes;</text:span></text:p>
        </text:list-item>
        <text:list-item>
          <text:p text:style-name="P58">copy<text:span text:style-name="T1">: creates a clone of the lesson with all its slides and elements, with user_id = mine, and </text:span><text:span text:style-name="T1">copied_and_not_modified switched to true</text:span></text:p>
        </text:list-item>
        <text:list-item>
          <text:p text:style-name="P58">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268141396" text:style-name="L21">
        <text:list-item>
          <text:p text:style-name="P47">preview + edit + destroy + change info</text:p>
        </text:list-item>
        <text:list-item>
          <text:p text:style-name="P47">preview + add + report</text:p>
        </text:list-item>
        <text:list-item>
          <text:p text:style-name="P47">preview + edit + remove + report</text:p>
        </text:list-item>
      </text:list>
      <text:p text:style-name="P9"/>
      <text:p text:style-name="P4">Actions and consequences of each button for elements:</text:p>
      <text:list xml:id="list1693408409" text:continue-list="list1426835201" text:style-name="L20">
        <text:list-item>
          <text:p text:style-name="P58">preview<text:span text:style-name="T1">: opens a pop up with thumbnail and information</text:span></text:p>
        </text:list-item>
        <text:list-item>
          <text:p text:style-name="P58">add<text:span text:style-name="T1">: creates a bookmark for that element</text:span></text:p>
        </text:list-item>
        <text:list-item>
          <text:p text:style-name="P58">report<text:span text:style-name="T1">: opens a form to report the lesson</text:span></text:p>
        </text:list-item>
        <text:list-item>
          <text:p text:style-name="P58">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8">remove<text:span text:style-name="T1">: removes the bookmark</text:span></text:p>
        </text:list-item>
        <text:list-item>
          <text:p text:style-name="P58">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251313029" text:style-name="L22">
        <text:list-item>
          <text:p text:style-name="P48"><text:span text:style-name="T13">compact</text:span> (the only option available in 'my lesson', and 'search lessons'; an option for the section 'my elements'; the only option for 'search elements')</text:p>
        </text:list-item>
        <text:list-item>
          <text:p text:style-name="P65">expanded <text:span text:style-name="T20">(the only option in the dashboard for both lessons and media elements; the default option in 'my elements')</text:span></text:p>
        </text:list-item>
      </text:list>
      <text:p text:style-name="P9"/>
      <text:list xml:id="list235646419" text:style-name="L23">
        <text:list-item>
          <text:p text:style-name="P66"><text:span text:style-name="T19">compact lesson</text:span><text:span text:style-name="T20"> =&gt; on a raw; it's possible to click on it and open additional information, </text:span><text:span text:style-name="T16">including the report button if available</text:span></text:p>
        </text:list-item>
        <text:list-item>
          <text:p text:style-name="P66"><text:span text:style-name="T19">expanded lesson</text:span><text:span text:style-name="T20"> =&gt; it's not possible to expand any additional information; </text:span><text:span text:style-name="T16">there is no 'report' button, even if available</text:span></text:p>
        </text:list-item>
        <text:list-item>
          <text:p text:style-name="P66"><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6"><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text:soft-page-break/></text:p>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937294000" text:style-name="L24">
        <text:list-item>
          <text:p text:style-name="P49">crop and cut parts of the image</text:p>
        </text:list-item>
        <text:list-item>
          <text:p text:style-name="P49">insert text, deciding font size, color and position</text:p>
        </text:list-item>
      </text:list>
      <text:p text:style-name="P3"/>
      <text:p text:style-name="P4">Actions available in the audio editor:</text:p>
      <text:list xml:id="list939827049" text:style-name="L25">
        <text:list-item>
          <text:p text:style-name="P50">select different audio tracks (between my elements and public elements)</text:p>
        </text:list-item>
        <text:list-item>
          <text:p text:style-name="P50">cut audio tracks</text:p>
        </text:list-item>
        <text:list-item>
          <text:p text:style-name="P50">join audio tracks</text:p>
        </text:list-item>
        <text:list-item>
          <text:p text:style-name="P50">listen to the final audio track and decide whether saving it or not</text:p>
        </text:list-item>
      </text:list>
      <text:p text:style-name="P3"/>
      <text:p text:style-name="P4">Actions available in the video editor:</text:p>
      <text:list xml:id="list120814352" text:style-name="L26">
        <text:list-item>
          <text:p text:style-name="P51">select different videos (between my elements and public elements)</text:p>
        </text:list-item>
        <text:list-item>
          <text:p text:style-name="P51">cut videos</text:p>
        </text:list-item>
        <text:list-item>
          <text:p text:style-name="P51">join videos with a standard fade</text:p>
        </text:list-item>
        <text:list-item>
          <text:p text:style-name="P51">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514791382" text:style-name="L27">
        <text:list-item>
          <text:p text:style-name="P52">available media elements</text:p>
        </text:list-item>
        <text:list-item>
          <text:p text:style-name="P52">current slide to edit</text:p>
        </text:list-item>
        <text:list-item>
          <text:p text:style-name="P52">slides succession</text:p>
        </text:list-item>
        <text:list-item>
          <text:p text:style-name="P52">toolbar</text:p>
        </text:list-item>
      </text:list>
      <text:p text:style-name="P3"/>
      <text:p text:style-name="P3"/>
      <text:p text:style-name="P15">2.6 – Virtual classroom</text:p>
      <text:p text:style-name="P15"/>
      <text:p text:style-name="P3">A lesson can appear in the virtual classroom only under the following conditions:</text:p>
      <text:list xml:id="list690258178" text:style-name="L28">
        <text:list-item>
          <text:p text:style-name="P53">it has been created by me</text:p>
        </text:list-item>
        <text:list-item>
          <text:p text:style-name="P53">it's public and I have a bookmark for it in my lessons section</text:p>
        </text:list-item>
      </text:list>
      <text:p text:style-name="P3"/>
      <text:p text:style-name="P3">When a lesson is inside the virtual classroom, it is possible to add it to the playlist.</text:p>
      <text:p text:style-name="P15"/>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5">2.7 – Tag system</text:p>
      <text:p text:style-name="P3"/>
      <text:p text:style-name="P3">The method that searchs lessons and media elements uses tags in the following way: </text:p>
      <text:list xml:id="list1110184243" text:style-name="L29">
        <text:list-item>
          <text:p text:style-name="P54">the user chooses a string (containing eventually spaces)</text:p>
        </text:list-item>
        <text:list-item>
          <text:p text:style-name="P54">this string is matched against the tag set, and are retrieved all the tags that match it</text:p>
        </text:list-item>
        <text:list-item>
          <text:p text:style-name="P54">from the selected tag set the method returns all associated items, without looking for matches in their titles nor descriptions</text:p>
        </text:list-item>
      </text:list>
      <text:p text:style-name="P3"/>
      <text:p text:style-name="P3">[MANCA LA DESCRIZIONE DELLA PARTE GRAFICA DELLA TAGGATURA]</text:p>
      <text:p text:style-name="P3"/>
      <text:p text:style-name="P3"/>
      <text:p text:style-name="P3"/>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1564199115" text:style-name="L30">
        <text:list-item>
          <text:p text:style-name="P55">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5">model validations and callbacks (<text:span text:style-name="T24">Section 3.2</text:span>)</text:p>
        </text:list-item>
        <text:list-item>
          <text:p text:style-name="P55">fundamental interface methods (methods handling the logic of the application, available to be used in the frontend, <text:span text:style-name="T24">Section 3.3</text:span>)</text:p>
        </text:list-item>
        <text:list-item>
          <text:p text:style-name="P55">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ext:soft-page-break/>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7">callback</text:p>
          </table:table-cell>
        </table:table-row>
        <table:table-row>
          <table:table-cell table:style-name="Tabella3.A17" office:value-type="string">
            <text:p text:style-name="P27">MediaElement</text:p>
          </table:table-cell>
          <table:table-cell table:style-name="Tabella3.A17" office:value-type="string">
            <text:p text:style-name="P3">Cascade destruction for table media_elements_slides</text:p>
          </table:table-cell>
          <table:table-cell table:style-name="Tabella3.C17" office:value-type="string">
            <text:p text:style-name="P27">postgre callback</text:p>
          </table:table-cell>
        </table:table-row>
        <table:table-row>
          <table:table-cell table:style-name="Tabella3.A17" office:value-type="string">
            <text:p text:style-name="P27">MediaElement</text:p>
          </table:table-cell>
          <table:table-cell table:style-name="Tabella3.A17" office:value-type="string">
            <text:p text:style-name="P27">Presence of user_id, title, description</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is_public included in [true, fals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sti_type included in ['Video', 'Audio', 'Imag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Numericality of user_id and duration, integer &gt; 0, only for duration nil is allowe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Title &lt;= 40, description &lt;= 280</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Presence of associated element for user_i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ation date must be present in the correct format if public, and must be nil if not public</text:p>
          </table:table-cell>
          <table:table-cell table:style-name="Tabella3.C17" office:value-type="string">
            <text:p text:style-name="P27">validation</text:p>
          </table:table-cell>
        </table:table-row>
        <text:soft-page-break/>
        <table:table-row>
          <table:table-cell table:style-name="Tabella3.A17" office:value-type="string">
            <text:p text:style-name="P27">MediaElement</text:p>
          </table:table-cell>
          <table:table-cell table:style-name="Tabella3.A17" office:value-type="string">
            <text:p text:style-name="P27">Duration must be null if type is image, and can't be null if type is video or audio</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 must be false if new record</text:p>
          </table:table-cell>
          <table:table-cell table:style-name="Tabella3.C17"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 toke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and parent_id allow_ni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ext:soft-page-break/>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is long 2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ext:soft-page-break/>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text:soft-page-break/>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text:soft-page-break/>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Impossible to change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Automatic conversion to lowercase without spaces to left and right</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associated element <text:soft-page-break/>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
      <text:p text:style-name="P5"/>
      <text:p text:style-name="P5">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968620816" text:style-name="L31">
        <text:list-item>
          <text:p text:style-name="P56"><text:span text:style-name="T33">Manual 'before_destroy' callbacks</text:span> (in blue in the picture)</text:p>
        </text:list-item>
        <text:list-item>
          <text:p text:style-name="P56"><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6"><text:span text:style-name="T31">Database callbacks</text:span> (in green in the picture)</text:p>
        </text:list-item>
      </text:list>
      <text:p text:style-name="P3"/>
      <text:p text:style-name="P4">Besides the cascade destructions, there are the following callbacks:</text:p>
      <text:list xml:id="list1634664600" text:style-name="L32">
        <text:list-item>
          <text:p text:style-name="P57">Set as 'null' parent_id in table lessons if the parent lesson is destroyed (<text:span text:style-name="T31">database callback</text:span>).</text:p>
        </text:list-item>
        <text:list-item>
          <text:p text:style-name="P57">Create an automatic token for the lesson (<text:span text:style-name="T33">manual callback, 'before_validation'</text:span>)</text:p>
        </text:list-item>
        <text:list-item>
          <text:p text:style-name="P57">Create an automatic cover slide for the lesson (<text:span text:style-name="T33">manual callback, 'after_save'</text:span>)</text:p>
        </text:list-item>
        <text:list-item>
          <text:p text:style-name="P57">Stop destruction for a media element if it's public (<text:span text:style-name="T33">manual callback, 'before_destroy'</text:span>)</text:p>
        </text:list-item>
        <text:list-item>
          <text:p text:style-name="P57">Stop destruction if a slide is of kind 'cover' (<text:span text:style-name="T33">manual callback, 'before_destroy'</text:span>)</text:p>
        </text:list-item>
        <text:list-item>
          <text:p text:style-name="P57">Convert to lowercase a tag (<text:span text:style-name="T33">manual callback, 'before_validation'</text:span>)</text:p>
        </text:list-item>
        <text:list-item>
          <text:p text:style-name="P57">Save tags stored in attribute 'tags' after saving a media_element; rollbacks if anything unexpected occurs (<text:span text:style-name="T33">manual callback, 'after_save'</text:span>)</text:p>
        </text:list-item>
        <text:list-item>
          <text:p text:style-name="P57">Save tags stored in attribute 'tags' after saving a lesson; rollbacks if anything unexpected occurs (<text:span text:style-name="T33">manual callback, 'after_save'</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text:soft-page-break/>each slide (if this happened the cover slide wouldn't be destroyed because of the before_destroy callback).</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public, setting as publication_date a fixed time selected at the beginning of <text:soft-page-break/>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slide.change_position(new_position)</text:p>
          </table:table-cell>
          <table:table-cell table:style-name="Tabella4.C11"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7">true / false</text:p>
          </table:table-cell>
        </table:table-row>
        <table:table-row>
          <table:table-cell table:style-name="Tabella4.A2" office:value-type="string">
            <text:p text:style-name="P26">11</text:p>
          </table:table-cell>
          <table:table-cell table:style-name="Tabella4.B12" office:value-type="string">
            <text:p text:style-name="P27">@lesson.add_slide(kind, position)</text:p>
          </table:table-cell>
          <table:table-cell table:style-name="Tabella4.C12" office:value-type="string">
            <text:p text:style-name="P27">It checks that the type is correct, and it adds a slide in the selected position.</text:p>
          </table:table-cell>
          <table:table-cell table:style-name="Tabella4.D12" office:value-type="string">
            <text:p text:style-name="P27">obj / nil</text:p>
          </table:table-cell>
        </table:table-row>
        <table:table-row>
          <table:table-cell table:style-name="Tabella4.A2" office:value-type="string">
            <text:p text:style-name="P26">12</text:p>
          </table:table-cell>
          <table:table-cell table:style-name="Tabella4.B13" office:value-type="string">
            <text:p text:style-name="P27">@slide.destroy_with_positions</text:p>
          </table:table-cell>
          <table:table-cell table:style-name="Tabella4.C13" office:value-type="string">
            <text:p text:style-name="P27">It destroys the slide and sets affected positions.</text:p>
          </table:table-cell>
          <table:table-cell table:style-name="Tabella4.D13" office:value-type="string">
            <text:p text:style-name="P27">true / false</text:p>
          </table:table-cell>
        </table:table-row>
        <table:table-row>
          <table:table-cell table:style-name="Tabella4.A2" office:value-type="string">
            <text:p text:style-name="P26">13</text:p>
          </table:table-cell>
          <table:table-cell table:style-name="Tabella4.B14" office:value-type="string">
            <text:p text:style-name="P27">@slide.following</text:p>
          </table:table-cell>
          <table:table-cell table:style-name="Tabella4.C14" office:value-type="string">
            <text:p text:style-name="P27">Next slide.</text:p>
          </table:table-cell>
          <table:table-cell table:style-name="Tabella4.D14" office:value-type="string">
            <text:p text:style-name="P27">obj / nil</text:p>
            <text:p text:style-name="P27">(no msg)</text:p>
          </table:table-cell>
        </table:table-row>
        <table:table-row>
          <table:table-cell table:style-name="Tabella4.A2" office:value-type="string">
            <text:p text:style-name="P26">14</text:p>
          </table:table-cell>
          <table:table-cell table:style-name="Tabella4.B15" office:value-type="string">
            <text:p text:style-name="P27">@slide.previous</text:p>
          </table:table-cell>
          <table:table-cell table:style-name="Tabella4.C15" office:value-type="string">
            <text:p text:style-name="P27">Previous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media_element.check_and_destroy</text:p>
          </table:table-cell>
          <table:table-cell table:style-name="Tabella4.C16"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6" office:value-type="string">
            <text:p text:style-name="P27">true / false</text:p>
          </table:table-cell>
        </table:table-row>
        <table:table-row>
          <table:table-cell table:style-name="Tabella4.A2" office:value-type="string">
            <text:p text:style-name="P26">16</text:p>
          </table:table-cell>
          <table:table-cell table:style-name="Tabella4.B17" office:value-type="string">
            <text:p text:style-name="P27">@virtual_classroom_lesson.change_position(position)</text:p>
          </table:table-cell>
          <table:table-cell table:style-name="Tabella4.C17" office:value-type="string">
            <text:p text:style-name="P27">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7">true / false</text:p>
          </table:table-cell>
        </table:table-row>
        <table:table-row>
          <table:table-cell table:style-name="Tabella4.A2" office:value-type="string">
            <text:p text:style-name="P26">17</text:p>
          </table:table-cell>
          <table:table-cell table:style-name="Tabella4.B18" office:value-type="string">
            <text:p text:style-name="P27">@virtual_classroom_lesson.add_to_pl<text:soft-page-break/>aylist</text:p>
          </table:table-cell>
          <table:table-cell table:style-name="Tabella4.C18" office:value-type="string">
            <text:p text:style-name="P27">If it is already in the playlist, it does <text:soft-page-break/>nothing, otherwise it sets 'position' as the last position in the playlist.</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remove_from_playlist</text:p>
          </table:table-cell>
          <table:table-cell table:style-name="Tabella4.C19" office:value-type="string">
            <text:p text:style-name="P27">Same as slides.</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next_in_playlist</text:p>
          </table:table-cell>
          <table:table-cell table:style-name="Tabella4.C20" office:value-type="string">
            <text:p text:style-name="P27">Same as slides.</text:p>
          </table:table-cell>
          <table:table-cell table:style-name="Tabella4.D20" office:value-type="string">
            <text:p text:style-name="P27">obj / nil</text:p>
            <text:p text:style-name="P27">(no msg)</text:p>
          </table:table-cell>
        </table:table-row>
        <table:table-row>
          <table:table-cell table:style-name="Tabella4.A2" office:value-type="string">
            <text:p text:style-name="P26">20</text:p>
          </table:table-cell>
          <table:table-cell table:style-name="Tabella4.B21" office:value-type="string">
            <text:p text:style-name="P27">@virtual_classroom_lesson.prev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user.playlist</text:p>
          </table:table-cell>
          <table:table-cell table:style-name="Tabella4.C22" office:value-type="string">
            <text:p text:style-name="P27">Gets that users's playlist ordered by position.</text:p>
          </table:table-cell>
          <table:table-cell table:style-name="Tabella4.D22" office:value-type="string">
            <text:p text:style-name="P27">array / empty array</text:p>
            <text:p text:style-name="P27">(no msg)</text:p>
          </table:table-cell>
        </table:table-row>
        <table:table-row>
          <table:table-cell table:style-name="Tabella4.A2" office:value-type="string">
            <text:p text:style-name="P26">22</text:p>
          </table:table-cell>
          <table:table-cell table:style-name="Tabella4.B23" office:value-type="string">
            <text:p text:style-name="P27">@lesson.add_to_virtual_classroom(user_id)</text:p>
          </table:table-cell>
          <table:table-cell table:style-name="Tabella4.C23" office:value-type="string">
            <text:p text:style-name="P27">Checks if the lesson may be added to virtual classroom, if yes it creates a record in virtual_classroom_lessons.</text:p>
          </table:table-cell>
          <table:table-cell table:style-name="Tabella4.D23" office:value-type="string">
            <text:p text:style-name="P27">true / false</text:p>
          </table:table-cell>
        </table:table-row>
        <table:table-row table:style-name="Tabella4.24">
          <table:table-cell table:style-name="Tabella4.A2" office:value-type="string">
            <text:p text:style-name="P26">23</text:p>
          </table:table-cell>
          <table:table-cell table:style-name="Tabella4.B24" office:value-type="string">
            <text:p text:style-name="P27">@lesson.remove_from_virtual_classroom(user_id)</text:p>
          </table:table-cell>
          <table:table-cell table:style-name="Tabella4.C24" office:value-type="string">
            <text:p text:style-name="P27">Looks for the element in virtual classroom and removes it updating positions.</text:p>
          </table:table-cell>
          <table:table-cell table:style-name="Tabella4.D24" office:value-type="string">
            <text:p text:style-name="P27">true / false</text:p>
          </table:table-cell>
        </table:table-row>
        <table:table-row>
          <table:table-cell table:style-name="Tabella4.A2" office:value-type="string">
            <text:p text:style-name="P26">24</text:p>
          </table:table-cell>
          <table:table-cell table:style-name="Tabella4.B25" office:value-type="string">
            <text:p text:style-name="P27">@lesson.bookmarked?</text:p>
          </table:table-cell>
          <table:table-cell table:style-name="Tabella4.C25" office:value-type="string">
            <text:p text:style-name="P27"/>
          </table:table-cell>
          <table:table-cell table:style-name="Tabella4.D25" office:value-type="string">
            <text:p text:style-name="P27">true / false</text:p>
            <text:p text:style-name="P27">(no msg)</text:p>
          </table:table-cell>
        </table:table-row>
        <table:table-row>
          <table:table-cell table:style-name="Tabella4.A2" office:value-type="string">
            <text:p text:style-name="P26">25</text:p>
          </table:table-cell>
          <table:table-cell table:style-name="Tabella4.B26" office:value-type="string">
            <text:p text:style-name="P27">@media_element.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user.bookmark(type, i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bookmark.destroy</text:p>
          </table:table-cell>
          <table:table-cell table:style-name="Tabella4.C28" office:value-type="string">
            <text:p text:style-name="P27">Deletes also virtual_classroom_lessons if it's a lesson bookmark (see <text:span text:style-name="T24">Section </text:span><text:span text:style-name="T24">3.2</text:span>)</text:p>
          </table:table-cell>
          <table:table-cell table:style-name="Tabella4.D28" office:value-type="string">
            <text:p text:style-name="P27">It's an automatic method</text:p>
          </table:table-cell>
        </table:table-row>
        <table:table-row>
          <table:table-cell table:style-name="Tabella4.A2" office:value-type="string">
            <text:p text:style-name="P26">28</text:p>
          </table:table-cell>
          <table:table-cell table:style-name="Tabella4.B29" office:value-type="string">
            <text:p text:style-name="P27">Notification.send_to(user_id, msg)</text:p>
          </table:table-cell>
          <table:table-cell table:style-name="Tabella4.C29" office:value-type="string">
            <text:p text:style-name="P27">Sends a notification to the user with that message</text:p>
          </table:table-cell>
          <table:table-cell table:style-name="Tabella4.D29" office:value-type="string">
            <text:p text:style-name="P27">true / false</text:p>
            <text:p text:style-name="P27">(no msg)</text:p>
          </table:table-cell>
        </table:table-row>
        <table:table-row>
          <table:table-cell table:style-name="Tabella4.A2" office:value-type="string">
            <text:p text:style-name="P26">29</text:p>
          </table:table-cell>
          <table:table-cell table:style-name="Tabella4.B31" office:value-type="string">
            <text:p text:style-name="P27">@notification.has_been_seen</text:p>
          </table:table-cell>
          <table:table-cell table:style-name="Tabella4.C31" office:value-type="string">
            <text:p text:style-name="P27">Records that the notification has been seen by the receiver user</text:p>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1" office:value-type="string">
            <text:p text:style-name="P27">@user.like(lesson_id)</text:p>
          </table:table-cell>
          <table:table-cell table:style-name="Tabella4.C31" office:value-type="string">
            <text:p text:style-name="P27"/>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dis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able:table-row>
          <table:table-cell table:style-name="Tabella4.A2" office:value-type="string">
            <text:p text:style-name="P26">32</text:p>
          </table:table-cell>
          <table:table-cell table:style-name="Tabella4.B33" office:value-type="string">
            <text:p text:style-name="P27">@lesson.in_virtual_classroom?(an_user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5" office:value-type="string">
            <text:p text:style-name="P27">@lesson.liked?(an_user_id)</text:p>
          </table:table-cell>
          <table:table-cell table:style-name="Tabella4.C35" office:value-type="string">
            <text:p text:style-name="P27"/>
          </table:table-cell>
          <table:table-cell table:style-name="Tabella4.D35" office:value-type="string">
            <text:p text:style-name="P27">true / false</text:p>
            <text:p text:style-name="P27">(no msg)</text:p>
          </table:table-cell>
        </table:table-row>
        <table:table-row>
          <table:table-cell table:style-name="Tabella4.A2" office:value-type="string">
            <text:p text:style-name="P26">34</text:p>
          </table:table-cell>
          <table:table-cell table:style-name="Tabella4.B35" office:value-type="string">
            <text:p text:style-name="P27">@user.report_lesson(lesson_id, msg)</text:p>
          </table:table-cell>
          <table:table-cell table:style-name="Tabella4.C35" office:value-type="string">
            <text:p text:style-name="P27"/>
          </table:table-cell>
          <table:table-cell table:style-name="Tabella4.D35" office:value-type="string">
            <text:p text:style-name="P27">true / false</text:p>
          </table:table-cell>
        </table:table-row>
        <table:table-row>
          <table:table-cell table:style-name="Tabella4.A2" office:value-type="string">
            <text:p text:style-name="P26">35</text:p>
          </table:table-cell>
          <table:table-cell table:style-name="Tabella4.B41" office:value-type="string">
            <text:p text:style-name="P27">@user.report_media_element(media_e<text:soft-page-break/>lement_id, msg)</text:p>
          </table:table-cell>
          <table:table-cell table:style-name="Tabella4.C41" office:value-type="string">
            <text:p text:style-name="P27"/>
          </table:table-cell>
          <table:table-cell table:style-name="Tabella4.D41" office:value-type="string">
            <text:p text:style-name="P27">true / false</text:p>
          </table:table-cell>
        </table:table-row>
        <table:table-row>
          <table:table-cell table:style-name="Tabella4.A2" office:value-type="string">
            <text:p text:style-name="P26">36</text:p>
          </table:table-cell>
          <table:table-cell table:style-name="Tabella4.B41" office:value-type="string">
            <text:p text:style-name="P27">@user.suggested_lesson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7</text:p>
          </table:table-cell>
          <table:table-cell table:style-name="Tabella4.B41" office:value-type="string">
            <text:p text:style-name="P27">@user.suggested_media_element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8</text:p>
          </table:table-cell>
          <table:table-cell table:style-name="Tabella4.B41" office:value-type="string">
            <text:p text:style-name="P27">@user.own_lesson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9</text:p>
          </table:table-cell>
          <table:table-cell table:style-name="Tabella4.B41" office:value-type="string">
            <text:p text:style-name="P27">@user.own_media_element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0</text:p>
          </table:table-cell>
          <table:table-cell table:style-name="Tabella4.B41" office:value-type="string">
            <text:p text:style-name="P27">@user.search_lessons(word, page, for_page, order=nil, filter=nil, subject_id=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media_elements(word, page, for_page, order=nil,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full_virtual_classroom</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lesson.cover</text:p>
          </table:table-cell>
          <table:table-cell table:style-name="Tabella4.C44" office:value-type="string">
            <text:p text:style-name="P27"/>
          </table:table-cell>
          <table:table-cell table:style-name="Tabella4.D44" office:value-type="string">
            <text:p text:style-name="P27">object of kinf Slide</text:p>
          </table:table-cell>
        </table:table-row>
        <table:table-row>
          <table:table-cell table:style-name="Tabella4.A2" office:value-type="string">
            <text:p text:style-name="P26">44</text:p>
          </table:table-cell>
          <table:table-cell table:style-name="Tabella4.B45" office:value-type="string">
            <text:p text:style-name="P27">@slide.has_media_element?</text:p>
          </table:table-cell>
          <table:table-cell table:style-name="Tabella4.C45" office:value-type="string">
            <text:p text:style-name="P27"/>
          </table:table-cell>
          <table:table-cell table:style-name="Tabella4.D45" office:value-type="string">
            <text:p text:style-name="P27">true / false</text:p>
            <text:p text:style-name="P27">(no msg)</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8">CONTROLLER</text:p>
          </table:table-cell>
          <table:table-cell table:style-name="Tabella2.A1" office:value-type="string">
            <text:p text:style-name="P28">ACTION</text:p>
          </table:table-cell>
          <table:table-cell table:style-name="Tabella2.A1" office:value-type="string">
            <text:p text:style-name="P28">DESCRIPTION</text:p>
          </table:table-cell>
          <table:table-cell table:style-name="Tabella2.D1" office:value-type="string">
            <text:p text:style-name="P28">FILTERS</text:p>
          </table:table-cell>
        </table:table-row>
        <table:table-row>
          <table:table-cell table:style-name="Tabella2.A2" office:value-type="string">
            <text:p text:style-name="P27">dashboard</text:p>
          </table:table-cell>
          <table:table-cell table:style-name="Tabella2.A2" office:value-type="string">
            <text:p text:style-name="P27">index</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users</text:p>
          </table:table-cell>
          <table:table-cell table:style-name="Tabella2.A2" office:value-type="string">
            <text:p text:style-name="P27">new</text:p>
          </table:table-cell>
          <table:table-cell table:style-name="Tabella2.A2" office:value-type="string">
            <text:p text:style-name="P27">Registration form</text:p>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zione mio profilo; statistich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Cambi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lete</text:p>
          </table:table-cell>
          <table:table-cell table:style-name="Tabella2.A2" office:value-type="string">
            <text:p text:style-name="P27">decide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Altre? Autenticazioni vari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lessons</text:p>
          </table:table-cell>
          <table:table-cell table:style-name="Tabella2.A2" office:value-type="string">
            <text:p text:style-name="P27">new</text:p>
          </table:table-cell>
          <table:table-cell table:style-name="Tabella2.A2" office:value-type="string">
            <text:p text:style-name="P27">Pagina scelta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 vuot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Pagina cambio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Aggiorn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public</text:p>
          </table:table-cell>
          <table:table-cell table:style-name="Tabella2.A2" office:value-type="string">
            <text:p text:style-name="P27">Motore di ricerca, estractor 3</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Motore di ricerca, estractor 4</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publish</text:p>
          </table:table-cell>
          <table:table-cell table:style-name="Tabella2.A2" office:value-type="string">
            <text:p text:style-name="P27">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npublish</text:p>
          </table:table-cell>
          <table:table-cell table:style-name="Tabella2.A2" office:value-type="string">
            <text:p text:style-name="P27">s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index</text:p>
          </table:table-cell>
          <table:table-cell table:style-name="Tabella2.A2" office:value-type="string">
            <text:p text:style-name="P27">Sezione le mie lezioni, include estrattore #7</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trugg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ave</text:p>
          </table:table-cell>
          <table:table-cell table:style-name="Tabella2.A2" office:value-type="string">
            <text:p text:style-name="P27">Salva nell'editor di lezioni global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opy</text:p>
          </table:table-cell>
          <table:table-cell table:style-name="Tabella2.A2" office:value-type="string">
            <text:p text:style-name="P27">Copia (fork)</text:p>
          </table:table-cell>
          <table:table-cell table:style-name="Tabella2.D2" office:value-type="string">
            <text:p text:style-name="P27"/>
          </table:table-cell>
        </table:table-row>
        <table:table-row>
          <table:table-cell table:style-name="Tabella2.A2" office:value-type="string">
            <text:p text:style-name="P27">slides</text:p>
          </table:table-cell>
          <table:table-cell table:style-name="Tabella2.A2" office:value-type="string">
            <text:p text:style-name="P27">new</text:p>
          </table:table-cell>
          <table:table-cell table:style-name="Tabella2.A2" office:value-type="string">
            <text:p text:style-name="P27">Crea nuova, ma solo per visualizzarla, senza crearla vera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leziona per modifica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 ma non veramente, segnati solo che l'ho cancellata per salvare più tard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ma sempre non veramente</text:p>
          </table:table-cell>
          <table:table-cell table:style-name="Tabella2.D2" office:value-type="string">
            <text:p text:style-name="P27"/>
          </table:table-cell>
        </table:table-row>
        <table:table-row>
          <table:table-cell table:style-name="Tabella2.A2" office:value-type="string">
            <text:p text:style-name="P27">likes</text:p>
          </table:table-cell>
          <table:table-cell table:style-name="Tabella2.A2" office:value-type="string">
            <text:p text:style-name="P27">create</text:p>
          </table:table-cell>
          <table:table-cell table:style-name="Tabella2.A2" office:value-type="string">
            <text:p text:style-name="P27">lik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like</text:p>
          </table:table-cell>
          <table:table-cell table:style-name="Tabella2.D2" office:value-type="string">
            <text:p text:style-name="P27"/>
          </table:table-cell>
        </table:table-row>
        <table:table-row>
          <table:table-cell table:style-name="Tabella2.A2" office:value-type="string">
            <text:p text:style-name="P27">reports</text:p>
          </table:table-cell>
          <table:table-cell table:style-name="Tabella2.A2" office:value-type="string">
            <text:p text:style-name="P27">create</text:p>
          </table:table-cell>
          <table:table-cell table:style-name="Tabella2.A2" office:value-type="string">
            <text:p text:style-name="P27">segnalazione</text:p>
          </table:table-cell>
          <table:table-cell table:style-name="Tabella2.D2" office:value-type="string">
            <text:p text:style-name="P27"/>
          </table:table-cell>
        </table:table-row>
        <table:table-row>
          <table:table-cell table:style-name="Tabella2.A2" office:value-type="string">
            <text:p text:style-name="P27">bookmarks</text:p>
          </table:table-cell>
          <table:table-cell table:style-name="Tabella2.A2" office:value-type="string">
            <text:p text:style-name="P27">create</text:p>
          </table:table-cell>
          <table:table-cell table:style-name="Tabella2.A2" office:value-type="string">
            <text:p text:style-name="P27">linka</text:p>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slinka</text:p>
          </table:table-cell>
          <table:table-cell table:style-name="Tabella2.D2" office:value-type="string">
            <text:p text:style-name="P27"/>
          </table:table-cell>
        </table:table-row>
        <table:table-row>
          <table:table-cell table:style-name="Tabella2.A2" office:value-type="string">
            <text:p text:style-name="P27">media_elements</text:p>
          </table:table-cell>
          <table:table-cell table:style-name="Tabella2.A2" office:value-type="string">
            <text:p text:style-name="P27">index</text:p>
          </table:table-cell>
          <table:table-cell table:style-name="Tabella2.A2" office:value-type="string">
            <text:p text:style-name="P27">Sezione miei elementi, Include estrattore <text:s/>#8</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all</text:p>
          </table:table-cell>
          <table:table-cell table:style-name="Tabella2.A2" office:value-type="string">
            <text:p text:style-name="P27">Estrattore #5</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Estrattore #6</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new</text:p>
          </table:table-cell>
          <table:table-cell table:style-name="Tabella2.A2" office:value-type="string">
            <text:p text:style-name="P27">Finestra di caricament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ar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text:p>
          </table:table-cell>
          <table:table-cell table:style-name="Tabella2.D2" office:value-type="string">
            <text:p text:style-name="P27"/>
          </table:table-cell>
        </table:table-row>
        <table:table-row>
          <table:table-cell table:style-name="Tabella2.A2" office:value-type="string">
            <text:p text:style-name="P27">audi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image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de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rtual_classroom_lesson</text:p>
          </table:table-cell>
          <table:table-cell table:style-name="Tabella2.A2" office:value-type="string">
            <text:p text:style-name="P27">create</text:p>
          </table:table-cell>
          <table:table-cell table:style-name="Tabella2.A2" office:value-type="string">
            <text:p text:style-name="P27">Aggiungi a virtual classroo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Rimuovi da v.c.</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31">view</text:p>
          </table:table-cell>
          <table:table-cell table:style-name="Tabella2.A2" office:value-type="string">
            <text:p text:style-name="P32">Vedi lezione</text:p>
          </table:table-cell>
          <table:table-cell table:style-name="Tabella2.D2" office:value-type="string">
            <text:p text:style-name="P32"/>
          </table:table-cell>
        </table:table-row>
        <table:table-row>
          <table:table-cell table:style-name="Tabella2.A2" office:value-type="string">
            <text:p text:style-name="P27">playlist</text:p>
          </table:table-cell>
          <table:table-cell table:style-name="Tabella2.A2" office:value-type="string">
            <text:p text:style-name="P27">add</text:p>
          </table:table-cell>
          <table:table-cell table:style-name="Tabella2.A2" office:value-type="string">
            <text:p text:style-name="P27">Aggiung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remove</text:p>
          </table:table-cell>
          <table:table-cell table:style-name="Tabella2.A2" office:value-type="string">
            <text:p text:style-name="P27">Rimuov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vi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Mancano le azioni di update element!!! dentro alla slide</text:p>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ext:soft-page-break/>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basso le altre lezioni</text:p>
          </table:table-cell>
          <table:table-cell table:style-name="Tabella5.B2" office:value-type="string">
            <text:p text:style-name="P30">Pop up successo</text:p>
          </table:table-cell>
        </table:table-row>
      </table:table>
      <text:p text:style-name="Standard"/>
      <text:p text:style-name="Standard"/>
      <text:p text:style-name="Standard">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la destinazione è una delle previste; se il filtro è with_owner si aggiorna se appartiene all'utente o no)</text:p>
      <text:p text:style-name="Standard">→ <text:span text:style-name="T35">@destination</text:span> (da lib/autoload/button_destinations.rb)</text:p>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text:soft-page-break/>documentare le chiamate index.js e index.html e la loro strut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13T10:45:22</dc:date>
    <dc:creator>Morgan Spa</dc:creator>
    <meta:editing-duration>P1DT9H57M51S</meta:editing-duration>
    <meta:editing-cycles>552</meta:editing-cycles>
    <meta:generator>LibreOffice/3.5$Linux_X86_64 LibreOffice_project/350m1$Build-2</meta:generator>
    <meta:printed-by>Morgan Spa</meta:printed-by>
    <meta:print-date>2012-10-18T12:19:19</meta:print-date>
    <meta:document-statistic meta:table-count="5" meta:image-count="1" meta:object-count="0" meta:page-count="27" meta:paragraph-count="1066" meta:word-count="7079" meta:character-count="40194" meta:non-whitespace-character-count="38156"/>
  </office:meta>
</office:document-meta>
</file>